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ox2 (cz) plays Chalice of the Void from Hand</text:p>
      <text:p text:style-name="Standard">Chalice of the Void's note changedLiam draws a card 0</text:p>
      <text:p text:style-name="Standard">wox2 (cz) plays Mountain from Hand</text:p>
      <text:p text:style-name="Standard">It is now turn 3 (Liam)</text:p>
      <text:p text:style-name="Standard">Liam plays Mishra's Workshop from Hand</text:p>
      <text:p text:style-name="Standard">Liam taps Mishra's Workshop</text:p>
      <text:p text:style-name="Standard">Liam plays Sol Ring from Hand</text:p>
      <text:p text:style-name="Standard">Liam plays Sphere of Resistance from Hand</text:p>
      <text:p text:style-name="Standard">wox2 (cz) taps Mountain</text:p>
      <text:p text:style-name="Standard">wox2 (cz) plays Lightning Bolt from Hand</text:p>
      <text:p text:style-name="Standard">Liam's life total is now 17 (-3)</text:p>
      <text:p text:style-name="Standard">It is now turn 4 (wox2 (cz))</text:p>
      <text:p text:style-name="Standard">wox2 (cz) plays Mishra's Factory from Hand</text:p>
      <text:p text:style-name="Standard">It is now turn 5 (Liam)</text:p>
      <text:p text:style-name="Standard">Liam plays Barbarian Ring from Hand</text:p>
      <text:p text:style-name="Standard">Liam taps Barbarian Ring</text:p>
      <text:p text:style-name="Standard">Liam's life total is now 16 (-1)</text:p>
      <text:p text:style-name="Standard">Liam taps Sol Ring</text:p>
      <text:p text:style-name="Standard">Liam plays Goblin Welder from Hand</text:p>
      <text:p text:style-name="Standard">Liam's life total is now 15 (-1)</text:p>
      <text:p text:style-name="Standard">It is now turn 6 (wox2 (cz))</text:p>
      <text:p text:style-name="Standard">wox2 (cz) plays Mishra's Factory from Hand</text:p>
      <text:p text:style-name="Standard">wox2 (cz) taps Mountain</text:p>
      <text:p text:style-name="Standard">It is now the Combat Phase, Declare Attackers Step</text:p>
      <text:p text:style-name="Standard">wox2 (cz) taps Mishra's Factory</text:p>
      <text:p text:style-name="Standard">wox2 (cz) taps Mishra's Factory</text:p>
      <text:p text:style-name="Standard">Liam's life total is now 12 (-3)</text:p>
      <text:p text:style-name="Standard">It is now turn 7 (Liam)</text:p>
      <text:p text:style-name="Standard">Liam plays Wasteland from Hand</text:p>
      <text:p text:style-name="Standard">Liam taps Wasteland</text:p>
      <text:p text:style-name="Standard">wox2 (cz) puts Mishra's Factory to Graveyard from Play</text:p>
      <text:p text:style-name="Standard">Liam puts Wasteland to Graveyard from Play</text:p>
      <text:p text:style-name="Standard">Liam taps Sol Ring</text:p>
      <text:p text:style-name="Standard">Liam taps Mishra's Workshop</text:p>
      <text:p text:style-name="Standard">Liam plays Crucible of Worlds from Hand</text:p>
      <text:p text:style-name="Standard">It is now turn 8 (wox2 (cz))</text:p>
      <text:p text:style-name="Standard">wox2 (cz) plays Wasteland from Hand</text:p>
      <text:p text:style-name="Standard">wox2 (cz) taps Wasteland</text:p>
      <text:p text:style-name="Standard">wox2 (cz) taps Mishra's Factory</text:p>
      <text:p text:style-name="Standard">wox2 (cz) taps Mountain</text:p>
      <text:p text:style-name="Standard">wox2 (cz) plays Ankh of Mishra from Hand</text:p>
      <text:p text:style-name="Standard">It is now turn 9 (Liam)</text:p>
      <text:p text:style-name="Standard">Liam puts Wasteland into play from Graveyard</text:p>
      <text:p text:style-name="Standard">Liam taps Wasteland</text:p>
      <text:p text:style-name="Standard">wox2 (cz) puts Mishra's Factory to Graveyard from Play</text:p>
      <text:p text:style-name="Standard">Liam's life total is now 10 (-2)</text:p>
      <text:p text:style-name="Standard">Liam puts Wasteland to Graveyard from Play</text:p>
      <text:p text:style-name="Standard">Liam taps Mishra's Workshop</text:p>
      <text:p text:style-name="Standard">Liam taps Sol Ring</text:p>
      <text:p text:style-name="Standard">Liam plays Chalice of the Void from Hand</text:p>
      <text:p text:style-name="Standard">Chalice of the Void now has 2 (+2) counters.</text:p>
      <text:p text:style-name="Standard">It is now the Combat Phase, Declare Attackers Step</text:p>
      <text:p text:style-name="Standard">Liam taps Goblin Welder</text:p>
      <text:p text:style-name="Standard">wox2 (cz)'s life total is now 19 (-1)</text:p>
      <text:p text:style-name="Standard">It is now turn 10 (wox2 (cz))</text:p>
      <text:p text:style-name="Standard">wox2 (cz) taps Mountain</text:p>
      <text:p text:style-name="Standard">wox2 (cz) taps Wasteland</text:p>
      <text:p text:style-name="Standard">wox2 (cz) plays Chain Lightning from Hand</text:p>
      <text:p text:style-name="Standard">Liam's life total is now 7 (-3)</text:p>
      <text:p text:style-name="Standard">It is now turn 11 (Liam)</text:p>
      <text:p text:style-name="Standard">Liam taps Mishra's Workshop</text:p>
      <text:p text:style-name="Standard">Liam plays Chalice of the Void from Hand</text:p>
      <text:p text:style-name="Standard">Chalice of the Void now has 1 (+1) counters.</text:p>
      <text:p text:style-name="Standard">It is now the Combat Phase, Declare Attackers Step</text:p>
      <text:p text:style-name="Standard">Liam taps Goblin Welder</text:p>
      <text:p text:style-name="Standard">wox2 (cz)'s life total is now 18 (-1)</text:p>
      <text:p text:style-name="Standard">It is now turn 13 (Liam)</text:p>
      <text:p text:style-name="Standard">It is now the Combat Phase, Declare Attackers Step</text:p>
      <text:p text:style-name="Standard">Liam taps Goblin Welder</text:p>
      <text:p text:style-name="Standard">wox2 (cz)'s life total is now 17 (-1)</text:p>
      <text:p text:style-name="Standard">It is now turn 14 (wox2 (cz))</text:p>
      <text:p text:style-name="Standard">wox2 (cz) plays Mountain from Hand</text:p>
      <text:p text:style-name="Standard">wox2 (cz)'s life total is now 15 (-2)</text:p>
      <text:p text:style-name="Standard">It is now turn 15 (Liam)</text:p>
      <text:p text:style-name="Standard">Liam puts Wasteland into play from Graveyard</text:p>
      <text:p text:style-name="Standard">Liam's life total is now 5 (-2)</text:p>
      <text:p text:style-name="Standard">Liam taps Wasteland</text:p>
      <text:p text:style-name="Standard">wox2 (cz) taps Wasteland</text:p>
      <text:p text:style-name="Standard">wox2 (cz) puts Wasteland to Graveyard from Play</text:p>
      <text:p text:style-name="Standard">Liam taps Mishra's Workshop</text:p>
      <text:p text:style-name="Standard">Liam puts Wasteland to Graveyard from Play</text:p>
      <text:p text:style-name="Standard">Liam puts Mishra's Workshop to Graveyard from Play</text:p>
      <text:p text:style-name="Standard">Liam taps Sol Ring</text:p>
      <text:p text:style-name="Standard">Liam plays Smokestack from Hand</text:p>
      <text:p text:style-name="Standard">It is now the Combat Phase, Declare Attackers Step</text:p>
      <text:p text:style-name="Standard">Liam taps Goblin Welder</text:p>
      <text:p text:style-name="Standard">wox2 (cz)'s life total is now 14 (-1)</text:p>
      <text:p text:style-name="Standard"/>
      <text:p text:style-name="Standard">Dalších několik kol soupeř jen jel za jedna welderem.</text:p>
      <text:p text:style-name="Standard"/>
      <text:p text:style-name="Standard">wox2 (cz)'s life total is now 4 (-1)</text:p>
      <text:p text:style-name="Standard">Liam puts Mox Sapphire to Graveyard from Hand</text:p>
      <text:p text:style-name="Standard">Liam plays Mountain from Hand</text:p>
      <text:p text:style-name="Standard">Liam's life total is now 3 (-2)</text:p>
      <text:p text:style-name="Standard">Liam taps Mountain</text:p>
      <text:p text:style-name="Standard">Liam taps Barbarian Ring</text:p>
      <text:p text:style-name="Standard">wox2 (cz) plays Fireblast from Hand</text:p>
      <text:p text:style-name="Standard">wox2 (cz) taps Mountain</text:p>
      <text:p text:style-name="Standard">wox2 (cz) puts Mountain to Graveyard from Play</text:p>
      <text:p text:style-name="Standard">wox2 (cz) puts Mountain to Graveyard from Play</text:p>
      <text:p text:style-name="Standard"/>
      <text:p text:style-name="Standard"><text:s text:c="16"/>G2</text:p>
      <text:p text:style-name="Standard">It is now turn 2 (Liam)</text:p>
      <text:p text:style-name="Standard">Liam plays Mox Ruby from Hand</text:p>
      <text:p text:style-name="Standard">Liam taps Mox Ruby</text:p>
      <text:p text:style-name="Standard">Liam plays Gorilla Shaman from Hand</text:p>
      <text:p text:style-name="Standard">Liam plays Barbarian Ring from Hand</text:p>
      <text:p text:style-name="Standard">It is now turn 3 (wox2 (cz))</text:p>
      <text:p text:style-name="Standard"><text:s/>wox2 (cz) plays Mountain from Hand</text:p>
      <text:p text:style-name="Standard">wox2 (cz) taps Mountain</text:p>
      <text:p text:style-name="Standard">Genju of the Spires is enchanting Mountain now</text:p>
      <text:p text:style-name="Standard">It is now turn 4 (Liam)</text:p>
      <text:p text:style-name="Standard">Liam plays Strip Mine from Hand</text:p>
      <text:p text:style-name="Standard">Liam taps Strip Mine</text:p>
      <text:p text:style-name="Standard">wox2 (cz) puts Mountain to Graveyard from Play</text:p>
      <text:p text:style-name="Standard">Liam puts Strip Mine to Graveyard from Play</text:p>
      <text:p text:style-name="Standard">wox2 (cz) puts Genju of the Spires to Hand from Graveyard</text:p>
      <text:p text:style-name="Standard">Liam taps Mox Ruby</text:p>
      <text:p text:style-name="Standard">Liam plays Goblin Welder from Hand</text:p>
      <text:p text:style-name="Standard">Liam taps Barbarian Ring</text:p>
      <text:p text:style-name="Standard">Liam's life total is now 19 (-1)</text:p>
      <text:p text:style-name="Standard">Liam plays Goblin Welder from Hand</text:p>
      <text:p text:style-name="Standard">It is now the Combat Phase, Declare Attackers Step</text:p>
      <text:p text:style-name="Standard">Liam taps Gorilla Shaman</text:p>
      <text:p text:style-name="Standard">wox2 (cz)'s life total is now 19 (-1)</text:p>
      <text:p text:style-name="Standard">It is now turn 5 (wox2 (cz))</text:p>
      <text:p text:style-name="Standard">wox2 (cz) plays Mountain from Hand</text:p>
      <text:p text:style-name="Standard">wox2 (cz) taps Mountain</text:p>
      <text:p text:style-name="Standard">wox2 (cz) plays Goblin Welder from Hand</text:p>
      <text:p text:style-name="Standard">It is now turn 6 (Liam)</text:p>
      <text:p text:style-name="Standard">It is now the Combat Phase, Declare Attackers Step</text:p>
      <text:p text:style-name="Standard">Liam taps Gorilla Shaman</text:p>
      <text:p text:style-name="Standard">Liam taps Goblin Welder</text:p>
      <text:p text:style-name="Standard">Liam taps Goblin Welder</text:p>
      <text:p text:style-name="Standard">wox2 (cz) puts Goblin Welder to Graveyard from Play</text:p>
      <text:p text:style-name="Standard">Liam puts Gorilla Shaman to Graveyard from Play</text:p>
      <text:p text:style-name="Standard">wox2 (cz)'s life total is now 17 (-2)</text:p>
      <text:p text:style-name="Standard">Liam taps Mox Ruby</text:p>
      <text:p text:style-name="Standard">Liam plays Gorilla Shaman from Hand</text:p>
      <text:p text:style-name="Standard">Liam plays Wasteland from Hand</text:p>
      <text:p text:style-name="Standard">It is now turn 7 (wox2 (cz))</text:p>
      <text:p text:style-name="Standard">wox2 (cz) plays Mountain from Hand</text:p>
      <text:p text:style-name="Standard">wox2 (cz) taps Mountain</text:p>
      <text:p text:style-name="Standard">wox2 (cz) plays Cursed Scroll from Hand</text:p>
      <text:p text:style-name="Standard">wox2 (cz) taps Mountain</text:p>
      <text:p text:style-name="Standard">wox2 (cz) puts Genju of the Spires into play from Hand</text:p>
      <text:p text:style-name="Standard">It is now turn 8 (Liam)</text:p>
      <text:p text:style-name="Standard">Liam plays Mishra's Workshop from Hand</text:p>
      <text:p text:style-name="Standard">It is now the Combat Phase, Declare Attackers Step</text:p>
      <text:p text:style-name="Standard">Liam taps Goblin Welder</text:p>
      <text:p text:style-name="Standard">Liam taps Gorilla Shaman</text:p>
      <text:p text:style-name="Standard">wox2 (cz)'s life total is now 15 (-2)</text:p>
      <text:p text:style-name="Standard">It is now turn 9 (wox2 (cz))</text:p>
      <text:p text:style-name="Standard">wox2 (cz) taps Mountain</text:p>
      <text:p text:style-name="Standard">wox2 (cz) plays Chain Lightning from Hand</text:p>
      <text:p text:style-name="Standard">Liam puts Gorilla Shaman to Graveyard from Play</text:p>
      <text:p text:style-name="Standard">Liam taps Mox Ruby</text:p>
      <text:p text:style-name="Standard">Liam taps Barbarian Ring</text:p>
      <text:p text:style-name="Standard">Liam's life total is now 18 (-1)</text:p>
      <text:p text:style-name="Standard">wox2 (cz)'s life total is now 12 (-3)</text:p>
      <text:p text:style-name="Standard">wox2 (cz) plays Wasteland from Hand</text:p>
      <text:p text:style-name="Standard">wox2 (cz) taps Wasteland</text:p>
      <text:p text:style-name="Standard">Liam puts Wasteland to Graveyard from Play</text:p>
      <text:p text:style-name="Standard">wox2 (cz) puts Wasteland to Graveyard from Play</text:p>
      <text:p text:style-name="Standard">wox2 (cz) taps Mountain</text:p>
      <text:p text:style-name="Standard">wox2 (cz) plays Cursed Scroll from Hand</text:p>
      <text:p text:style-name="Standard">It is now turn 10 (Liam)</text:p>
      <text:p text:style-name="Standard">Liam taps Mishra's Workshop</text:p>
      <text:p text:style-name="Standard">Liam plays Crucible of Worlds from Hand</text:p>
      <text:p text:style-name="Standard">Liam puts Strip Mine into play from Graveyard</text:p>
      <text:p text:style-name="Standard">Liam taps Strip Mine</text:p>
      <text:p text:style-name="Standard">wox2 (cz) puts Mountain to Graveyard from Play</text:p>
      <text:p text:style-name="Standard">wox2 (cz) puts Genju of the Spires to Hand from Graveyard</text:p>
      <text:p text:style-name="Standard">Liam puts Strip Mine to Graveyard from Play</text:p>
      <text:p text:style-name="Standard">Liam taps Goblin Welder</text:p>
      <text:p text:style-name="Standard">Liam taps Goblin Welder</text:p>
      <text:p text:style-name="Standard">wox2 (cz)'s life total is now 10 (-2)</text:p>
      <text:p text:style-name="Standard">It is now turn 11 (wox2 (cz))</text:p>
      <text:p text:style-name="Standard">wox2 (cz) plays Mishra's Factory from Hand</text:p>
      <text:p text:style-name="Standard">wox2 (cz) taps Mishra's Factory</text:p>
      <text:p text:style-name="Standard">wox2 (cz) taps Mountain</text:p>
      <text:p text:style-name="Standard">wox2 (cz) plays Ankh of Mishra from Hand</text:p>
      <text:p text:style-name="Standard">It is now turn 12 (Liam)</text:p>
      <text:p text:style-name="Standard">Liam puts Strip Mine into play from Graveyard</text:p>
      <text:p text:style-name="Standard">Liam's life total is now 16 (-2)</text:p>
      <text:p text:style-name="Standard">Liam taps Strip Mine</text:p>
      <text:p text:style-name="Standard">wox2 (cz) puts Mountain to Graveyard from Play</text:p>
      <text:p text:style-name="Standard">Liam puts Strip Mine to Graveyard from Play</text:p>
      <text:p text:style-name="Standard">Liam taps Mishra's Workshop</text:p>
      <text:p text:style-name="Standard">Liam plays Tangle Wire from Hand</text:p>
      <text:p text:style-name="Standard">Tangle Wire now has 4 (+4) counters.</text:p>
      <text:p text:style-name="Standard">It is now the Combat Phase, Declare Attackers Step</text:p>
      <text:p text:style-name="Standard">wox2 (cz)'s life total is now 8 (-2)</text:p>
      <text:p text:style-name="Standard">Liam taps Goblin Welder</text:p>
      <text:p text:style-name="Standard">Liam taps Goblin Welder</text:p>
      <text:p text:style-name="Standard">It is now turn 14 (Liam)</text:p>
      <text:p text:style-name="Standard">Tangle Wire now has 3 (-1) counters.</text:p>
      <text:p text:style-name="Standard">Liam plays Bazaar of Baghdad from Hand</text:p>
      <text:p text:style-name="Standard">Liam's life total is now 14 (-2)</text:p>
      <text:p text:style-name="Standard">Liam taps Bazaar of Baghdad</text:p>
      <text:p text:style-name="Standard">Liam draws a card</text:p>
      <text:p text:style-name="Standard">Liam draws a card</text:p>
      <text:p text:style-name="Standard">Liam puts Chalice of the Void to Graveyard from Hand</text:p>
      <text:p text:style-name="Standard">Liam puts Mountain to Graveyard from Hand</text:p>
      <text:p text:style-name="Standard">Liam puts Shattering Spree to Graveyard from Hand</text:p>
      <text:p text:style-name="Standard">Liam taps Goblin Welder</text:p>
      <text:p text:style-name="Standard">Liam puts Mox Ruby to Graveyard from Play</text:p>
      <text:p text:style-name="Standard">Liam puts Chalice of the Void into play from Graveyard</text:p>
      <text:p text:style-name="Standard">It is now the Combat Phase, Declare Attackers Step</text:p>
      <text:p text:style-name="Standard">Liam taps Goblin Welder</text:p>
      <text:p text:style-name="Standard">wox2 (cz)'s life total is now 7 (-1)</text:p>
      <text:p text:style-name="Standard">Liam taps Tangle Wire</text:p>
      <text:p text:style-name="Standard">Liam taps Crucible of Worlds</text:p>
      <text:p text:style-name="Standard">&lt;Liam&gt; and ruby</text:p>
      <text:p text:style-name="Standard">It is now turn 15 (wox2 (cz))</text:p>
      <text:p text:style-name="Standard">wox2 (cz) taps Cursed Scroll</text:p>
      <text:p text:style-name="Standard">wox2 (cz) taps Ankh of Mishra</text:p>
      <text:p text:style-name="Standard">wox2 (cz) puts Simian Spirit Guide to RFG from Play</text:p>
      <text:p text:style-name="Standard">wox2 (cz) plays Mogg Fanatic from Hand</text:p>
      <text:p text:style-name="Standard">It is now turn 16 (Liam)</text:p>
      <text:p text:style-name="Standard">Liam taps Bazaar of Baghdad</text:p>
      <text:p text:style-name="Standard">Liam draws a card</text:p>
      <text:p text:style-name="Standard">Liam draws a card</text:p>
      <text:p text:style-name="Standard">Liam puts Chalice of the Void to Graveyard from Hand</text:p>
      <text:p text:style-name="Standard">Liam puts Bazaar of Baghdad to Graveyard from Hand</text:p>
      <text:p text:style-name="Standard">Tangle Wire now has 2 (-1) counters.</text:p>
      <text:p text:style-name="Standard">Liam taps Tangle Wire</text:p>
      <text:p text:style-name="Standard">Liam taps Crucible of Worlds</text:p>
      <text:p text:style-name="Standard">Liam puts Strip Mine into play from Graveyard</text:p>
      <text:p text:style-name="Standard">Liam's life total is now 12 (-2)</text:p>
      <text:p text:style-name="Standard">Liam taps Strip Mine</text:p>
      <text:p text:style-name="Standard">wox2 (cz) puts Mishra's Factory to Graveyard from Play</text:p>
      <text:p text:style-name="Standard">Liam puts Strip Mine to Graveyard from Play</text:p>
      <text:p text:style-name="Standard">Liam taps Mishra's Workshop</text:p>
      <text:p text:style-name="Standard">Liam plays Crucible of Worlds from Hand</text:p>
      <text:p text:style-name="Standard">It is now turn 18 (Liam)</text:p>
      <text:p text:style-name="Standard">Liam taps Bazaar of Baghdad</text:p>
      <text:p text:style-name="Standard">Liam draws a card</text:p>
      <text:p text:style-name="Standard">Liam draws a card</text:p>
      <text:p text:style-name="Standard">Liam puts Chalice of the Void to Graveyard from Hand</text:p>
      <text:p text:style-name="Standard">Liam puts Wasteland to Graveyard from Hand</text:p>
      <text:p text:style-name="Standard">Tangle Wire now has 1 (-1) counters.</text:p>
      <text:p text:style-name="Standard">Liam taps Tangle Wire</text:p>
      <text:p text:style-name="Standard">Liam draws a card</text:p>
      <text:p text:style-name="Standard">Liam taps Goblin Welder</text:p>
      <text:p text:style-name="Standard">Liam puts Mox Ruby into play from Graveyard</text:p>
      <text:p text:style-name="Standard">Liam puts Tangle Wire to Graveyard from Play</text:p>
      <text:p text:style-name="Standard">Liam taps Mox Ruby</text:p>
      <text:p text:style-name="Standard">Liam plays Shattering Spree from Hand</text:p>
      <text:p text:style-name="Standard">wox2 (cz) puts Ankh of Mishra to Graveyard from Play</text:p>
      <text:p text:style-name="Standard">Liam puts Shattering Spree to Graveyard from Play</text:p>
      <text:p text:style-name="Standard">Liam taps Goblin Welder</text:p>
      <text:p text:style-name="Standard">Liam puts Mox Ruby to Graveyard from Play</text:p>
      <text:p text:style-name="Standard">Liam puts Tangle Wire into play from Graveyard</text:p>
      <text:p text:style-name="Standard">Tangle Wire now has 4 (+4) counters.</text:p>
      <text:p text:style-name="Standard">Liam puts Mountain into play from Graveyard</text:p>
      <text:p text:style-name="Standard">Liam taps Mountain</text:p>
      <text:p text:style-name="Standard">Liam taps Barbarian Ring</text:p>
      <text:p text:style-name="Standard">wox2 (cz) puts Mogg Fanatic to Graveyard from Play</text:p>
      <text:p text:style-name="Standard">Liam puts Barbarian Ring to Graveyard from Play</text:p>
      <text:p text:style-name="Standard">Liam puts Goblin Welder to Graveyard from Play</text:p>
      <text:p text:style-name="Standard"/>
      <text:p text:style-name="Standard"><text:s text:c="6"/>G3</text:p>
      <text:p text:style-name="Standard">It is now turn 2 (wox2 (cz))</text:p>
      <text:p text:style-name="Standard">wox2 (cz) plays Mountain from Hand</text:p>
      <text:p text:style-name="Standard">wox2 (cz) taps Mountain</text:p>
      <text:p text:style-name="Standard">wox2 (cz) plays Mogg Fanatic from Hand</text:p>
      <text:p text:style-name="Standard">It is now turn 3 (Liam)</text:p>
      <text:p text:style-name="Standard">Liam plays Mishra's Workshop from Hand</text:p>
      <text:p text:style-name="Standard">Liam taps Mishra's Workshop</text:p>
      <text:p text:style-name="Standard">Liam plays Trinisphere from Hand</text:p>
      <text:p text:style-name="Standard">It is now turn 4 (wox2 (cz))</text:p>
      <text:p text:style-name="Standard">It is now the Combat Phase, Declare Attackers Step</text:p>
      <text:p text:style-name="Standard">wox2 (cz) taps Mogg Fanatic</text:p>
      <text:p text:style-name="Standard">Liam's life total is now 19 (-1)</text:p>
      <text:p text:style-name="Standard">It is now the Postcombat Main Phase</text:p>
      <text:p text:style-name="Standard">wox2 (cz) plays Mountain from Hand</text:p>
      <text:p text:style-name="Standard">It is now turn 5 (Liam)</text:p>
      <text:p text:style-name="Standard">Liam plays Mountain from Hand</text:p>
      <text:p text:style-name="Standard">Liam taps Mishra's Workshop</text:p>
      <text:p text:style-name="Standard">Liam plays Crucible of Worlds from Hand</text:p>
      <text:p text:style-name="Standard">It is now turn 6 (wox2 (cz))</text:p>
      <text:p text:style-name="Standard">It is now the Combat Phase, Declare Attackers Step</text:p>
      <text:p text:style-name="Standard">wox2 (cz) taps Mogg Fanatic</text:p>
      <text:p text:style-name="Standard">Liam's life total is now 18 (-1)</text:p>
      <text:p text:style-name="Standard">It is now the Postcombat Main Phase</text:p>
      <text:p text:style-name="Standard">wox2 (cz) plays Mountain from Hand</text:p>
      <text:p text:style-name="Standard">wox2 (cz) taps Mountain</text:p>
      <text:p text:style-name="Standard">wox2 (cz) taps Mountain</text:p>
      <text:p text:style-name="Standard">wox2 (cz) taps Mountain</text:p>
      <text:p text:style-name="Standard">wox2 (cz) puts Genju of the Spires into play from Hand</text:p>
      <text:p text:style-name="Standard">Liam plays Bazaar of Baghdad from Hand</text:p>
      <text:p text:style-name="Standard">Liam taps Bazaar of Baghdad</text:p>
      <text:p text:style-name="Standard">Liam draws a card</text:p>
      <text:p text:style-name="Standard">Liam draws a card</text:p>
      <text:p text:style-name="Standard">Liam puts Mox Pearl to Graveyard from Hand</text:p>
      <text:p text:style-name="Standard">Liam puts Wasteland to Graveyard from Hand</text:p>
      <text:p text:style-name="Standard">Liam puts Barbarian Ring to Graveyard from Hand</text:p>
      <text:p text:style-name="Standard">Liam taps Mishra's Workshop</text:p>
      <text:p text:style-name="Standard">Liam taps Mountain</text:p>
      <text:p text:style-name="Standard">Liam plays Smokestack from Hand</text:p>
      <text:p text:style-name="Standard">It is now turn 8 (wox2 (cz))</text:p>
      <text:p text:style-name="Standard">wox2 (cz) plays Mountain from Hand</text:p>
      <text:p text:style-name="Standard">wox2 (cz) taps Mountain</text:p>
      <text:p text:style-name="Standard">wox2 (cz) taps Mountain</text:p>
      <text:p text:style-name="Standard">It is now the Combat Phase, Declare Attackers Step</text:p>
      <text:p text:style-name="Standard">wox2 (cz) taps Mogg Fanatic</text:p>
      <text:p text:style-name="Standard">wox2 (cz) taps Mountain</text:p>
      <text:p text:style-name="Standard">wox2 (cz) taps Mogg Fanatic</text:p>
      <text:p text:style-name="Standard">Liam's life total is now 11 (-7)</text:p>
      <text:p text:style-name="Standard">It is now turn 9 (Liam)</text:p>
      <text:p text:style-name="Standard">Smokestack now has 1 (+1) counters.</text:p>
      <text:p text:style-name="Standard">Liam draws a card</text:p>
      <text:p text:style-name="Standard">Liam taps Mountain</text:p>
      <text:p text:style-name="Standard">Liam taps Mishra's Workshop</text:p>
      <text:p text:style-name="Standard">Liam plays Chalice of the Void from Hand</text:p>
      <text:p text:style-name="Standard">Chalice of the Void now has 2 (+2) counters.</text:p>
      <text:p text:style-name="Standard">It is now turn 10 (wox2 (cz))</text:p>
      <text:p text:style-name="Standard">wox2 (cz) taps Mountain</text:p>
      <text:p text:style-name="Standard">wox2 (cz) puts Mountain to Graveyard from Play</text:p>
      <text:p text:style-name="Standard">wox2 (cz) draws a card</text:p>
      <text:p text:style-name="Standard">wox2 (cz) taps Mountain</text:p>
      <text:p text:style-name="Standard">Mountain is now Creature Land</text:p>
      <text:p text:style-name="Standard">Mountain is now 6/1</text:p>
      <text:p text:style-name="Standard">It is now the Combat Phase, Declare Attackers Step</text:p>
      <text:p text:style-name="Standard">wox2 (cz) taps Mogg Fanatic</text:p>
      <text:p text:style-name="Standard">wox2 (cz) taps Mountain</text:p>
      <text:p text:style-name="Standard">Liam's life total is now 4 (-7)</text:p>
      <text:p text:style-name="Standard">wox2 (cz) plays Mountain from Hand</text:p>
      <text:p text:style-name="Standard">It is now turn 11 (Liam)</text:p>
      <text:p text:style-name="Standard">Smokestack now has 2 (+1) counters.</text:p>
      <text:p text:style-name="Standard">Liam draws a card</text:p>
      <text:p text:style-name="Standard">Liam taps Mishra's Workshop</text:p>
      <text:p text:style-name="Standard">Liam plays Black Lotus from Hand</text:p>
      <text:p text:style-name="Standard">Liam taps Black Lotus</text:p>
      <text:p text:style-name="Standard">Liam puts Black Lotus to Graveyard from Play</text:p>
      <text:p text:style-name="Standard">Liam plays Goblin Welder from Hand</text:p>
      <text:p text:style-name="Standard">&lt;wox2 (cz)&gt; still GG</text:p>
      <text:p text:style-name="Standard">Liam puts Wasteland into play from Graveyard</text:p>
      <text:p text:style-name="Standard">&lt;Liam&gt; pass</text:p>
      <text:p text:style-name="Standard">&lt;Liam&gt; you sure?</text:p>
      <text:p text:style-name="Standard">It is now turn 12 (wox2 (cz))</text:p>
      <text:p text:style-name="Standard">wox2 (cz) untaps his/her permanents</text:p>
      <text:p text:style-name="Standard">wox2 (cz) taps Mountain</text:p>
      <text:p text:style-name="Standard">wox2 (cz) taps Mountain</text:p>
      <text:p text:style-name="Standard">wox2 (cz) puts Mountain to Graveyard from Play</text:p>
      <text:p text:style-name="Standard">wox2 (cz) puts Mountain to Graveyard from Play</text:p>
      <text:p text:style-name="Standard">&lt;Liam&gt; if you have another land it is</text:p>
      <text:p text:style-name="Standard">&lt;Liam&gt; kinda hoping you don't</text:p>
      <text:p text:style-name="Standard">wox2 (cz) draws a card</text:p>
      <text:p text:style-name="Standard">&lt;wox2 (cz)&gt; why do I need land?</text:p>
      <text:p text:style-name="Standard">&lt;Liam&gt; to pay for genju</text:p>
      <text:p text:style-name="Standard">wox2 (cz) puts Mountain into play from Graveyard</text:p>
      <text:p text:style-name="Standard">wox2 (cz) puts Mountain into play from Graveyard</text:p>
      <text:p text:style-name="Standard">wox2 (cz) taps Mountain</text:p>
      <text:p text:style-name="Standard">wox2 (cz) taps Mountain</text:p>
      <text:p text:style-name="Standard">wox2 (cz) puts Mountain to Graveyard from Play</text:p>
      <text:p text:style-name="Standard">wox2 (cz) puts Mountain to Graveyard from Play</text:p>
      <text:p text:style-name="Standard">&lt;wox2 (cz)&gt; genju</text:p>
      <text:p text:style-name="Standard">&lt;Liam&gt; ah, right</text:p>
      <text:p text:style-name="Standard">wox2 (cz) reveals a Mishra's Factory</text:p>
      <text:p text:style-name="Standard">&lt;wox2 (cz)&gt; I have it</text:p>
      <text:p text:style-name="Standard">&lt;Liam&gt; ok cool</text:p>
      <text:p text:style-name="Standard">&lt;wox2 (cz)&gt; ;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3-25T23:51:43</meta:creation-date>
    <dc:date>2007-03-26T09:50:51</dc:date>
    <dc:language>cs-CZ</dc:language>
    <meta:editing-cycles>3</meta:editing-cycles>
    <meta:editing-duration>PT19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360" meta:word-count="2207" meta:character-count="11629"/>
  </office:meta>
</office:document-meta>
</file>